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18_07-22-04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69738 E-139-34-49.379882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18_07-22-47_000.jpg</text:p>
          </table:table-cell>
          <table:table-cell table:style-name="ce20" office:value-type="string">
            <text:p>:m :i 1*1 / music / kb / 練習方法；hand-movement</text:p>
          </table:table-cell>
          <table:table-cell table:style-name="ce3"/>
          <table:table-cell table:style-name="ce3"/>
          <table:table-cell table:style-name="ce3" office:value-type="string">
            <text:p>N-35-35-28.669738 E-139-34-49.379882</text:p>
          </table:table-cell>
          <table:table-cell table:style-name="ce32" table:formula="of:=IF([.E3]=&quot;&quot;;[.C3];CONCATENATE([.C3];&quot; / &quot;;[.E3]))" office:value-type="string" office:string-value=":m :i 1*1 / music / kb / 練習方法；hand-movement">
            <text:p>:m :i 1*1 / music / kb / 練習方法；hand-movement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18_10-57-46_000.jpg</text:p>
          </table:table-cell>
          <table:table-cell table:style-name="ce20" office:value-type="string">
            <text:p>:m 食べた物</text:p>
          </table:table-cell>
          <table:table-cell table:style-name="ce31"/>
          <table:table-cell table:style-name="ce3"/>
          <table:table-cell table:style-name="ce3" office:value-type="string">
            <text:p>N-35-35-28.656005 E-139-34-49.379882</text:p>
          </table:table-cell>
          <table:table-cell table:style-name="ce32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18_15-28-37_000.jpg</text:p>
          </table:table-cell>
          <table:table-cell table:style-name="ce20" office:value-type="string">
            <text:p>:i FX / prog / * / stats / force,mfi==&gt;変化幅、書き出す</text:p>
          </table:table-cell>
          <table:table-cell table:style-name="ce23"/>
          <table:table-cell table:style-name="ce3"/>
          <table:table-cell table:style-name="ce3" office:value-type="string">
            <text:p>N-35-35-28.669738 E-139-34-49.434814</text:p>
          </table:table-cell>
          <table:table-cell table:style-name="ce32" table:formula="of:=IF([.E5]=&quot;&quot;;[.C5];CONCATENATE([.C5];&quot; / &quot;;[.E5]))" office:value-type="string" office:string-value=":i FX / prog / * / stats / force,mfi==&gt;変化幅、書き出す">
            <text:p>:i FX / prog / * / stats / force,mfi==&gt;変化幅、書き出す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18_17-31-46_000.jpg</text:p>
          </table:table-cell>
          <table:table-cell table:style-name="ce20" office:value-type="string">
            <text:p>:m RES 1*1 / free# JVEMV6 37#23_21 / 37. miscs of miscs / 23. CO2 / CO2-split;methods / formate</text:p>
          </table:table-cell>
          <table:table-cell table:style-name="ce23"/>
          <table:table-cell table:style-name="ce3"/>
          <table:table-cell table:style-name="ce3" office:value-type="string">
            <text:p>N-35-35-28.62854 E-139-34-49.379882</text:p>
          </table:table-cell>
          <table:table-cell table:style-name="ce32" table:formula="of:=IF([.E6]=&quot;&quot;;[.C6];CONCATENATE([.C6];&quot; / &quot;;[.E6]))" office:value-type="string" office:string-value=":m RES 1*1 / free# JVEMV6 37#23_21 / 37. miscs of miscs / 23. CO2 / CO2-split;methods / formate">
            <text:p>:m RES 1*1 / free# JVEMV6 37#23_21 / 37. miscs of miscs / 23. CO2 / CO2-split;methods / formate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18_19-34-45_000.jpg</text:p>
          </table:table-cell>
          <table:table-cell table:style-name="ce20" office:value-type="string">
            <text:p>:m music / log / fl / || s.1:res,position-table,k.E,sc=dorian.E || s.2:video=no-5[~1.23],content=start-from-D || s.3:f-N,k.C,sc=C.phyrigian,video=no-5[4.45~],t.70-80,score+,for=hand-movement:RH</text:p>
          </table:table-cell>
          <table:table-cell table:style-name="ce14"/>
          <table:table-cell table:style-name="ce3"/>
          <table:table-cell table:style-name="ce3" office:value-type="string">
            <text:p>N-35-35-28.656005 E-139-34-49.379882</text:p>
          </table:table-cell>
          <table:table-cell table:style-name="ce32" table:formula="of:=IF([.E7]=&quot;&quot;;[.C7];CONCATENATE([.C7];&quot; / &quot;;[.E7]))" office:value-type="string" office:string-value=":m music / log / fl / || s.1:res,position-table,k.E,sc=dorian.E || s.2:video=no-5[~1.23],content=start-from-D || s.3:f-N,k.C,sc=C.phyrigian,video=no-5[4.45~],t.70-80,score+,for=hand-movement:RH">
            <text:p>:m music / log / fl / || s.1:res,position-table,k.E,sc=dorian.E || s.2:video=no-5[~1.23],content=start-from-D || s.3:f-N,k.C,sc=C.phyrigian,video=no-5[4.45~],t.70-80,score+,for=hand-movement:RH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18_21-00-50_000.jpg</text:p>
          </table:table-cell>
          <table:table-cell table:style-name="ce15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656005 E-139-34-49.379882</text:p>
          </table:table-cell>
          <table:table-cell table:style-name="ce32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18_22-20-45_000.jpg</text:p>
          </table:table-cell>
          <table:table-cell table:style-name="ce17" office:value-type="string">
            <text:p>:PHOTO 記録 / PC画面 / デスクトップPC / 「検察庁法改正反対」；chang.org / 寄付金、入金 / 1000</text:p>
          </table:table-cell>
          <table:table-cell table:style-name="ce16"/>
          <table:table-cell table:style-name="ce3"/>
          <table:table-cell table:style-name="ce3" office:value-type="string">
            <text:p>N-35-35-28.656005 E-139-34-49.379882</text:p>
          </table:table-cell>
          <table:table-cell table:style-name="ce32" table:formula="of:=IF([.E9]=&quot;&quot;;[.C9];CONCATENATE([.C9];&quot; / &quot;;[.E9]))" office:value-type="string" office:string-value=":PHOTO 記録 / PC画面 / デスクトップPC / 「検察庁法改正反対」；chang.org / 寄付金、入金 / 1000">
            <text:p>:PHOTO 記録 / PC画面 / デスクトップPC / 「検察庁法改正反対」；chang.org / 寄付金、入金 / 100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18_22-21-04_000.jpg</text:p>
          </table:table-cell>
          <table:table-cell table:style-name="ce17" office:value-type="string">
            <text:p>:PHOTO 記録 / PC画面 / デスクトップPC / 「検察庁法改正反対」；chang.org / 寄付金、入金 / 1000</text:p>
          </table:table-cell>
          <table:table-cell table:style-name="ce17"/>
          <table:table-cell table:style-name="ce3"/>
          <table:table-cell table:style-name="ce3" office:value-type="string">
            <text:p>N-35-35-28.656005 E-139-34-49.379882</text:p>
          </table:table-cell>
          <table:table-cell table:style-name="ce32" table:formula="of:=IF([.E10]=&quot;&quot;;[.C10];CONCATENATE([.C10];&quot; / &quot;;[.E10]))" office:value-type="string" office:string-value=":PHOTO 記録 / PC画面 / デスクトップPC / 「検察庁法改正反対」；chang.org / 寄付金、入金 / 1000">
            <text:p>:PHOTO 記録 / PC画面 / デスクトップPC / 「検察庁法改正反対」；chang.org / 寄付金、入金 / 100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18_22-21-30_000.jpg</text:p>
          </table:table-cell>
          <table:table-cell table:style-name="ce17" office:value-type="string">
            <text:p>:PHOTO 記録 / PC画面 / デスクトップPC / 「検察庁法改正反対」；chang.org / 寄付金、入金 / 1000</text:p>
          </table:table-cell>
          <table:table-cell table:style-name="ce16"/>
          <table:table-cell table:style-name="ce3"/>
          <table:table-cell table:style-name="ce3" office:value-type="string">
            <text:p>N-35-35-28.06549 E-139-34-49.434814</text:p>
          </table:table-cell>
          <table:table-cell table:style-name="ce32" table:formula="of:=IF([.E11]=&quot;&quot;;[.C11];CONCATENATE([.C11];&quot; / &quot;;[.E11]))" office:value-type="string" office:string-value=":PHOTO 記録 / PC画面 / デスクトップPC / 「検察庁法改正反対」；chang.org / 寄付金、入金 / 1000">
            <text:p>:PHOTO 記録 / PC画面 / デスクトップPC / 「検察庁法改正反対」；chang.org / 寄付金、入金 / 1000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18_22-22-09_000.jpg</text:p>
          </table:table-cell>
          <table:table-cell table:style-name="ce17" office:value-type="string">
            <text:p>:PHOTO 記録 / PC画面 / デスクトップPC / 「検察庁法改正反対」；chang.org / 寄付金、入金 / 1000</text:p>
          </table:table-cell>
          <table:table-cell table:style-name="ce17"/>
          <table:table-cell table:style-name="ce3"/>
          <table:table-cell table:style-name="ce3" office:value-type="string">
            <text:p>N-35-35-28.62854 E-139-34-49.434814</text:p>
          </table:table-cell>
          <table:table-cell table:style-name="ce32" table:formula="of:=IF([.E12]=&quot;&quot;;[.C12];CONCATENATE([.C12];&quot; / &quot;;[.E12]))" office:value-type="string" office:string-value=":PHOTO 記録 / PC画面 / デスクトップPC / 「検察庁法改正反対」；chang.org / 寄付金、入金 / 1000">
            <text:p>:PHOTO 記録 / PC画面 / デスクトップPC / 「検察庁法改正反対」；chang.org / 寄付金、入金 / 100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5-18_22-22-21_000.jpg</text:p>
          </table:table-cell>
          <table:table-cell table:style-name="ce17" office:value-type="string">
            <text:p>:PHOTO 記録 / PC画面 / デスクトップPC / 「検察庁法改正反対」；chang.org / 寄付金、入金 / 1000</text:p>
          </table:table-cell>
          <table:table-cell table:style-name="ce17"/>
          <table:table-cell table:style-name="ce3"/>
          <table:table-cell table:style-name="ce3" office:value-type="string">
            <text:p>N-35-35-28.62854 E-139-34-49.434814</text:p>
          </table:table-cell>
          <table:table-cell table:style-name="ce32" table:formula="of:=IF([.E13]=&quot;&quot;;[.C13];CONCATENATE([.C13];&quot; / &quot;;[.E13]))" office:value-type="string" office:string-value=":PHOTO 記録 / PC画面 / デスクトップPC / 「検察庁法改正反対」；chang.org / 寄付金、入金 / 1000">
            <text:p>:PHOTO 記録 / PC画面 / デスクトップPC / 「検察庁法改正反対」；chang.org / 寄付金、入金 / 100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5-18_22-22-34_000.jpg</text:p>
          </table:table-cell>
          <table:table-cell table:style-name="ce17" office:value-type="string">
            <text:p>:PHOTO 記録 / PC画面 / デスクトップPC / 「検察庁法改正反対」；chang.org / 寄付金、入金 / 1000</text:p>
          </table:table-cell>
          <table:table-cell table:style-name="ce6"/>
          <table:table-cell table:style-name="ce3"/>
          <table:table-cell table:style-name="ce3" office:value-type="string">
            <text:p>N-35-35-28.62854 E-139-34-49.434814</text:p>
          </table:table-cell>
          <table:table-cell table:style-name="ce32" table:formula="of:=IF([.E14]=&quot;&quot;;[.C14];CONCATENATE([.C14];&quot; / &quot;;[.E14]))" office:value-type="string" office:string-value=":PHOTO 記録 / PC画面 / デスクトップPC / 「検察庁法改正反対」；chang.org / 寄付金、入金 / 1000">
            <text:p>:PHOTO 記録 / PC画面 / デスクトップPC / 「検察庁法改正反対」；chang.org / 寄付金、入金 / 100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5-18_22-22-48_000.jpg</text:p>
          </table:table-cell>
          <table:table-cell table:style-name="ce17" office:value-type="string">
            <text:p>:PHOTO 記録 / PC画面 / デスクトップPC / 「検察庁法改正反対」；chang.org / 寄付金、入金 / 1000</text:p>
          </table:table-cell>
          <table:table-cell table:style-name="ce15"/>
          <table:table-cell table:style-name="ce3"/>
          <table:table-cell table:style-name="ce3" office:value-type="string">
            <text:p>N-35-35-28.62854 E-139-34-49.434814</text:p>
          </table:table-cell>
          <table:table-cell table:style-name="ce32" table:formula="of:=IF([.E15]=&quot;&quot;;[.C15];CONCATENATE([.C15];&quot; / &quot;;[.E15]))" office:value-type="string" office:string-value=":PHOTO 記録 / PC画面 / デスクトップPC / 「検察庁法改正反対」；chang.org / 寄付金、入金 / 1000">
            <text:p>:PHOTO 記録 / PC画面 / デスクトップPC / 「検察庁法改正反対」；chang.org / 寄付金、入金 / 100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5-18_22-23-04_000.jpg</text:p>
          </table:table-cell>
          <table:table-cell table:style-name="ce17" office:value-type="string">
            <text:p>:PHOTO 記録 / PC画面 / デスクトップPC / 「検察庁法改正反対」；chang.org / 寄付金、入金 / 1000</text:p>
          </table:table-cell>
          <table:table-cell table:style-name="ce15"/>
          <table:table-cell table:style-name="ce3"/>
          <table:table-cell table:style-name="ce3" office:value-type="string">
            <text:p>N-35-35-28.092956 E-139-34-49.489746</text:p>
          </table:table-cell>
          <table:table-cell table:style-name="ce32" table:formula="of:=IF([.E16]=&quot;&quot;;[.C16];CONCATENATE([.C16];&quot; / &quot;;[.E16]))" office:value-type="string" office:string-value=":PHOTO 記録 / PC画面 / デスクトップPC / 「検察庁法改正反対」；chang.org / 寄付金、入金 / 1000">
            <text:p>:PHOTO 記録 / PC画面 / デスクトップPC / 「検察庁法改正反対」；chang.org / 寄付金、入金 / 100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5-18_22-23-34_000.jpg</text:p>
          </table:table-cell>
          <table:table-cell table:style-name="ce17" office:value-type="string">
            <text:p>:PHOTO 記録 / PC画面 / デスクトップPC / 「検察庁法改正反対」；chang.org / 寄付金、入金 / 1000</text:p>
          </table:table-cell>
          <table:table-cell table:style-name="ce15"/>
          <table:table-cell table:style-name="ce3"/>
          <table:table-cell table:style-name="ce3" office:value-type="string">
            <text:p>N-35-35-28.010559 E-139-34-49.709472</text:p>
          </table:table-cell>
          <table:table-cell table:style-name="ce32" table:formula="of:=IF([.E17]=&quot;&quot;;[.C17];CONCATENATE([.C17];&quot; / &quot;;[.E17]))" office:value-type="string" office:string-value=":PHOTO 記録 / PC画面 / デスクトップPC / 「検察庁法改正反対」；chang.org / 寄付金、入金 / 1000">
            <text:p>:PHOTO 記録 / PC画面 / デスクトップPC / 「検察庁法改正反対」；chang.org / 寄付金、入金 / 100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5-19_05-52-45_000.jpg</text:p>
          </table:table-cell>
          <table:table-cell table:style-name="ce17" office:value-type="string">
            <text:p>:m :PHOTO 起きた時刻 / 2020 / 二度寝</text:p>
          </table:table-cell>
          <table:table-cell table:style-name="ce16"/>
          <table:table-cell table:style-name="ce3"/>
          <table:table-cell table:style-name="ce3" office:value-type="string">
            <text:p>N-35-35-28.669738 E-139-34-49.379882</text:p>
          </table:table-cell>
          <table:table-cell table:style-name="ce32" table:formula="of:=IF([.E18]=&quot;&quot;;[.C18];CONCATENATE([.C18];&quot; / &quot;;[.E18]))" office:value-type="string" office:string-value=":m :PHOTO 起きた時刻 / 2020 / 二度寝">
            <text:p>:m :PHOTO 起きた時刻 / 2020 / 二度寝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5-19_10-47-05_000.jpg</text:p>
          </table:table-cell>
          <table:table-cell table:style-name="ce17" office:value-type="string">
            <text:p>:m :PHOTO 起きた時刻 / 2020 / 二度寝</text:p>
          </table:table-cell>
          <table:table-cell table:style-name="ce17"/>
          <table:table-cell table:style-name="ce3"/>
          <table:table-cell table:style-name="ce3" office:value-type="string">
            <text:p>N-35-35-28.656005 E-139-34-49.379882</text:p>
          </table:table-cell>
          <table:table-cell table:style-name="ce32" table:formula="of:=IF([.E19]=&quot;&quot;;[.C19];CONCATENATE([.C19];&quot; / &quot;;[.E19]))" office:value-type="string" office:string-value=":m :PHOTO 起きた時刻 / 2020 / 二度寝">
            <text:p>:m :PHOTO 起きた時刻 / 2020 / 二度寝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5-19_11-35-37_000.jpg</text:p>
          </table:table-cell>
          <table:table-cell table:style-name="ce6" office:value-type="string">
            <text:p>:m 食べた物　間食 / 味噌スープ</text:p>
          </table:table-cell>
          <table:table-cell table:style-name="ce15"/>
          <table:table-cell table:style-name="ce3"/>
          <table:table-cell table:style-name="ce3" office:value-type="string">
            <text:p>N-35-35-28.683471 E-139-34-49.270019</text:p>
          </table:table-cell>
          <table:table-cell table:style-name="ce32" table:formula="of:=IF([.E20]=&quot;&quot;;[.C20];CONCATENATE([.C20];&quot; / &quot;;[.E20]))" office:value-type="string" office:string-value=":m 食べた物　間食 / 味噌スープ">
            <text:p>:m 食べた物　間食 / 味噌スープ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5-19_11-36-08_000.jpg</text:p>
          </table:table-cell>
          <table:table-cell table:style-name="ce17" office:value-type="string">
            <text:p>:tome/ (J*) / 「化学者になろう」は、もういい；「発明家になろう」も、然り；「〇〇家になる」は、もうやめにしていいよ。</text:p>
          </table:table-cell>
          <table:table-cell table:style-name="ce16"/>
          <table:table-cell table:style-name="ce3"/>
          <table:table-cell table:style-name="ce3" office:value-type="string">
            <text:p>N-35-35-28.683471 E-139-34-49.270019</text:p>
          </table:table-cell>
          <table:table-cell table:style-name="ce32" table:formula="of:=IF([.E21]=&quot;&quot;;[.C21];CONCATENATE([.C21];&quot; / &quot;;[.E21]))" office:value-type="string" office:string-value=":tome/ (J*) / 「化学者になろう」は、もういい；「発明家になろう」も、然り；「〇〇家になる」は、もうやめにしていいよ。">
            <text:p>:tome/ (J*) / 「化学者になろう」は、もういい；「発明家になろう」も、然り；「〇〇家になる」は、もうやめにしていいよ。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18_23-33-15_000.mp4</text:p>
          </table:table-cell>
          <table:table-cell table:style-name="ce6" office:value-type="string">
            <text:p>:VIDEO / @自宅 / メモ / kb,keyboard / 演奏、play / k-2020-0518-1 / et-N,sc=dorian:C,for=LH:hand-movement,LH=arpeggio</text:p>
          </table:table-cell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string" office:string-value=":VIDEO / @自宅 / メモ / kb,keyboard / 演奏、play / k-2020-0518-1 / et-N,sc=dorian:C,for=LH:hand-movement,LH=arpeggio">
            <text:p>:VIDEO / @自宅 / メモ / kb,keyboard / 演奏、play / k-2020-0518-1 / et-N,sc=dorian:C,for=LH:hand-movement,LH=arpeggio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18_23-37-00_000.mp4</text:p>
          </table:table-cell>
          <table:table-cell table:style-name="ce6" office:value-type="string">
            <text:p>:VIDEO / @自宅 / メモ / kb,keyboard / 演奏、play / k-2020-0518-2 / et-N,sc=dorian:C,for=LH:hand-movement,LH=arpeggio</text:p>
          </table:table-cell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string" office:string-value=":VIDEO / @自宅 / メモ / kb,keyboard / 演奏、play / k-2020-0518-2 / et-N,sc=dorian:C,for=LH:hand-movement,LH=arpeggio">
            <text:p>:VIDEO / @自宅 / メモ / kb,keyboard / 演奏、play / k-2020-0518-2 / et-N,sc=dorian:C,for=LH:hand-movement,LH=arpeggio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19_11-04-56_000.mid</text:p>
          </table:table-cell>
          <table:table-cell table:style-name="ce6" office:value-type="string">
            <text:p>:in-mid / app=perfect-piano / 演奏、play / id-2020-0519-1 / category=melody,inst=piano,source=inhead</text:p>
          </table:table-cell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string" office:string-value=":in-mid / app=perfect-piano / 演奏、play / id-2020-0519-1 / category=melody,inst=piano,source=inhead">
            <text:p>:in-mid / app=perfect-piano / 演奏、play / id-2020-0519-1 / category=melody,inst=piano,source=inhead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6]=&quot;&quot;;[.C26];CONCATENATE([.C26];&quot; / &quot;;[.E2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27]=&quot;&quot;;[.C27];CONCATENATE([.C27];&quot; / &quot;;[.E2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 table:number-rows-repeated="21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3">
            <text:p>2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1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1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29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9">2020/05/19</text:date>, <text:time>14:05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19T14:05:16.88</dc:date>
    <dc:creator>iwabuchi ken</dc:creator>
    <meta:editing-duration>P20DT22H14M59S</meta:editing-duration>
    <meta:editing-cycles>8155</meta:editing-cycles>
    <meta:document-statistic meta:table-count="1" meta:cell-count="458" meta:object-count="0"/>
  </office:meta>
</office:document-meta>
</file>